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0361" officeooo:paragraph-rsid="000b0361"/>
    </style:style>
    <style:style style:name="P2" style:family="paragraph" style:parent-style-name="Standard">
      <style:text-properties officeooo:rsid="000cd42d" officeooo:paragraph-rsid="000cd42d"/>
    </style:style>
    <style:style style:name="P3" style:family="paragraph" style:parent-style-name="Standard">
      <style:text-properties fo:font-weight="bold" officeooo:rsid="000cd42d" officeooo:paragraph-rsid="000cd42d" style:font-weight-asian="bold" style:font-weight-complex="bold"/>
    </style:style>
    <style:style style:name="P4" style:family="paragraph" style:parent-style-name="Standard">
      <style:text-properties fo:font-weight="bold" officeooo:rsid="00147b7b" officeooo:paragraph-rsid="00147b7b" style:font-weight-asian="bold" style:font-weight-complex="bold"/>
    </style:style>
    <style:style style:name="P5" style:family="paragraph" style:parent-style-name="Standard">
      <style:text-properties officeooo:rsid="000e9729" officeooo:paragraph-rsid="000e9729"/>
    </style:style>
    <style:style style:name="P6" style:family="paragraph" style:parent-style-name="Standard">
      <style:text-properties officeooo:rsid="000f860c" officeooo:paragraph-rsid="000f860c"/>
    </style:style>
    <style:style style:name="P7" style:family="paragraph" style:parent-style-name="Standard">
      <style:text-properties officeooo:rsid="000f860c" officeooo:paragraph-rsid="00147b7b"/>
    </style:style>
    <style:style style:name="P8" style:family="paragraph" style:parent-style-name="Standard">
      <style:text-properties officeooo:rsid="0012b7ae" officeooo:paragraph-rsid="0012b7ae"/>
    </style:style>
    <style:style style:name="P9" style:family="paragraph" style:parent-style-name="Standard">
      <style:text-properties officeooo:rsid="00147b7b" officeooo:paragraph-rsid="00147b7b"/>
    </style:style>
    <style:style style:name="P10" style:family="paragraph" style:parent-style-name="Standard">
      <style:text-properties officeooo:rsid="0019d1f3" officeooo:paragraph-rsid="0019d1f3"/>
    </style:style>
    <style:style style:name="P11" style:family="paragraph" style:parent-style-name="Standard">
      <style:text-properties fo:font-style="italic" officeooo:rsid="000cd42d" officeooo:paragraph-rsid="000cd42d" style:font-style-asian="italic" style:font-style-complex="italic"/>
    </style:style>
    <style:style style:name="P12" style:family="paragraph" style:parent-style-name="Standard">
      <style:text-properties officeooo:rsid="000cd42d" officeooo:paragraph-rsid="000b0361"/>
    </style:style>
    <style:style style:name="P13" style:family="paragraph" style:parent-style-name="Standard">
      <style:text-properties officeooo:rsid="001b8905" officeooo:paragraph-rsid="001b8905"/>
    </style:style>
    <style:style style:name="T1" style:family="text">
      <style:text-properties officeooo:rsid="000e9729"/>
    </style:style>
    <style:style style:name="T2" style:family="text">
      <style:text-properties officeooo:rsid="00147b7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d1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pgrade no primeiro modulo</text:p>
      <text:p text:style-name="P1"/>
      <text:p text:style-name="P1">1. Limpar os dados de todas as classes, transformando oque é int em int, data em data e double em double.</text:p>
      <text:p text:style-name="P1">1.1 Corrigir problemas nos gets, sets e ToStrings.</text:p>
      <text:p text:style-name="P1">1.2 <text:span text:style-name="T1">Corrigir problemas</text:span> o xml com essa nova alteração.</text:p>
      <text:p text:style-name="P5"/>
      <text:p text:style-name="P5">2 - Gerar mais testes Junit</text:p>
      <text:p text:style-name="P5">3 - Gerar mais testes DBUnit</text:p>
      <text:p text:style-name="P1"/>
      <text:p text:style-name="P1"/>
      <text:p text:style-name="P5">{FAZER POR ULTIMO} </text:p>
      <text:p text:style-name="P5"/>
      <text:p text:style-name="P12">2. Criar uma <text:s/>lista de telefones no paciente e definir esta lista como uma nova tabelatabela. (2 tabelas numa mesma classe).</text:p>
      <text:p text:style-name="P1"/>
      <text:p text:style-name="P10">3. Definir um N : M.</text:p>
      <text:p text:style-name="P1"/>
      <text:p text:style-name="P11"><text:span text:style-name="T4">4</text:span>. Criar <text:span text:style-name="T1">uma classe SalaAtendimento com informações da sala, mas sera gerado uma mesma tabela TB_Atendimento com as informações da classe Atendimento + SalaAtendimento (2 classes numa mesma tabela).</text:span></text:p>
      <text:p text:style-name="P2"/>
      <text:p text:style-name="P4">Segundo modulo</text:p>
      <text:p text:style-name="P4"/>
      <text:p text:style-name="P8"><text:span text:style-name="T2">1. </text:span>Estudar JPQL</text:p>
      <text:p text:style-name="P8"><text:span text:style-name="T2">1.1 </text:span>Aplicar mais testes ao JPQL</text:p>
      <text:p text:style-name="P9">1.3 Atualizar JPQL pós <text:span text:style-name="T3">Upgrade do primeiro modulo</text:span></text:p>
      <text:p text:style-name="P2"/>
      <text:p text:style-name="P2"/>
      <text:p text:style-name="P6"/>
      <text:p text:style-name="P7"><text:span text:style-name="T2">1. </text:span>Estudar <text:span text:style-name="T2">BeanValidation </text:span>.</text:p>
      <text:p text:style-name="P6"><text:span text:style-name="T2">1.2 </text:span>Aplicar os testes da BeanValidation.</text:p>
      <text:p text:style-name="P9">1.3 Atualizar <text:bookmark-start text:name="__DdeLink__4_239023018"/>BeanValidation<text:bookmark-end text:name="__DdeLink__4_239023018"/> pós <text:span text:style-name="T3">Upgrade do primeiro modulo</text:span></text:p>
      <text:p text:style-name="P2"/>
      <text:p text:style-name="P2"/>
      <text:p text:style-name="P2"/>
      <text:p text:style-name="P13">SQL Resultset map retornar um objeto e um valor</text:p>
      <text:p text:style-name="P13"/>
      <text:p text:style-name="P13">Fazer uma query ter um mapeamento lazy e na query fat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7:57:22.306014550</meta:creation-date>
    <dc:date>2018-09-27T20:45:17.584143188</dc:date>
    <meta:editing-duration>PT2H19M41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70" meta:character-count="987" meta:non-whitespace-character-count="834"/>
  </office:meta>
</office:document-meta>
</file>